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7T15:18:03</dc:date>
    <dc:creator>tokai </dc:creator>
    <meta:editing-duration>PT2M17S</meta:editing-duration>
    <meta:editing-cycles>14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1270764475E-016">
                <text:p>-2.4492127076447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42541528951E-016">
                <text:p>-4.8984254152895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7.34763812293426E-016">
                <text:p>-7.3476381229342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770513242775791">
                <text:p>0.7705132427757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685083057902E-016">
                <text:p>-9.7968508305790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